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2.B2" style:family="table-cell">
      <style:table-cell-properties fo:padding="0.97mm" fo:border-left="0.02mm solid #000000" fo:border-right="0.02mm solid #000000" fo:border-top="none" fo:border-bottom="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78mm" style:rel-column-width="668*"/>
    </style:style>
    <style:style style:name="Table3.B" style:family="table-column">
      <style:table-column-properties style:column-width="148.2mm" style:rel-column-width="8402*"/>
    </style:style>
    <style:style style:name="Table3.A1" style:family="table-cell">
      <style:table-cell-properties fo:padding="0.97mm" fo:border="none"/>
    </style:style>
    <style:style style:name="Table3.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Darktable_20_text">
      <style:text-properties fo:background-color="transparent"/>
    </style:style>
    <style:style style:name="P5" style:family="paragraph" style:parent-style-name="Darktable_20_text" style:list-style-name="L1"/>
    <style:style style:name="P6" style:family="paragraph" style:parent-style-name="Darktable_20_text">
      <style:paragraph-properties fo:text-align="center" style:justify-single-word="false"/>
    </style:style>
    <style:style style:name="P7" style:family="paragraph" style:parent-style-name="Darktable_20_heading_20_2">
      <style:text-properties fo:background-color="transparent"/>
    </style:style>
    <style:style style:name="P8" style:family="paragraph" style:parent-style-name="Table_20_Contents">
      <style:text-properties fo:font-size="11pt"/>
    </style:style>
    <style:style style:name="P9"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6"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8"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Darktable_20_text"><draw:frame draw:style-name="fr1" draw:name="Frame1" text:anchor-type="paragraph" svg:y="-0.88mm" svg:width="170mm" draw:z-index="0"><draw:text-box fo:min-height="108.66mm"><text:p text:style-name="Darktable_20_caption"><draw:frame draw:style-name="fr12" draw:name="graphics1" text:anchor-type="paragraph" svg:width="170mm" svg:height="108.66mm" draw:z-index="30"><draw:image xlink:href="../images/lighttable1.png" xlink:type="simple" xlink:show="embed" xlink:actuate="onLoad"/></draw:frame>Figure <text:sequence text:ref-name="refFigure0" text:name="Figure" style:num-format="1">1</text:sequence>: lighttable main window</text:p></draw:text-box></draw:frame><text:soft-page-break/>Lighttable main window (illustrated in <text:sequence-ref text:reference-format="category-and-value" text:ref-name="refFigure0">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3"><draw:frame draw:style-name="fr13" draw:name="graphics5" text:anchor-type="char" svg:x="1.53mm" svg:y="9.74mm" svg:width="6.77mm" svg:height="6.77mm" draw:z-index="33"><draw:image xlink:href="Pictures/100002010000008000000080D45F7F9D.png" xlink:type="simple" xlink:show="embed" xlink:actuate="onLoad"/></draw:frame></text:p>
          </table:table-cell>
          <table:table-cell table:style-name="Table2.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3">Press <text:span text:style-name="Darktable_20_emphasis">Tab</text:span> to hide/show the left and right panel in once.</text:p>
          </table:table-cell>
        </table:table-row>
        <table:table-row>
          <table:covered-table-cell/>
          <table:table-cell table:style-name="Table2.B2" office:value-type="string">
            <text:p text:style-name="P3">The top, bottom, left and right panels can be collapsed pressing the small arrow on the border of the panel (<draw:frame draw:style-name="fr15" draw:name="graphics7" text:anchor-type="as-char" svg:y="-3.7mm" svg:width="2.65mm" svg:height="5.29mm" draw:z-index="34"><draw:image xlink:href="../../../symbols/toogle-left-panel.png" xlink:type="simple" xlink:show="embed" xlink:actuate="onLoad"/></draw:frame><draw:frame draw:style-name="fr19" draw:name="graphics9" text:anchor-type="as-char" svg:y="-3.7mm" svg:width="2.65mm" svg:height="5.29mm" draw:z-index="35"><draw:image xlink:href="Pictures/100002010000000A00000014AB3BD19B.png" xlink:type="simple" xlink:show="embed" xlink:actuate="onLoad"/></draw:frame><draw:frame draw:style-name="fr16" draw:name="graphics8" text:anchor-type="as-char" svg:width="5.29mm" svg:height="2.65mm" draw:z-index="36"><draw:image xlink:href="../../../symbols/toogle-top-panel.png" xlink:type="simple" xlink:show="embed" xlink:actuate="onLoad"/></draw:frame><draw:frame draw:style-name="fr16" draw:name="graphics10" text:anchor-type="as-char" svg:width="5.29mm" svg:height="2.65mm" draw:z-index="37"><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draw:frame draw:style-name="fr2" draw:name="Frame2" text:anchor-type="paragraph" svg:y="7.43mm" svg:width="64.88mm" draw:z-index="2"><draw:text-box fo:min-height="60.06mm"><text:p text:style-name="Darktable_20_caption"><draw:frame draw:style-name="fr14" draw:name="graphics2" text:anchor-type="paragraph"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one of the image, as illustrated in <text:sequence-ref text:reference-format="category-and-value" text:ref-name="refFigure1">Figure 2</text:sequence-ref>.</text:p>
      <text:p text:style-name="Darktable_20_text">The top area of the thumbnail frame shows color labeling (the red, yellow and green dots), the image type (CR2) and if the image has been modified in darkroom (the symbol <draw:frame draw:style-name="fr15" draw:name="graphics3" text:anchor-type="as-char" svg:y="-3.83mm" svg:width="4mm" svg:height="4mm" draw:z-index="5"><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of a picture as rejected pressing the small <draw:frame draw:style-name="fr16" draw:name="graphics4" text:anchor-type="as-char" svg:width="4mm" svg:height="3.88mm" draw:z-index="32"><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3">1-5</text:p>
          </table:table-cell>
          <table:table-cell table:style-name="Table1.B1" office:value-type="string">
            <text:p text:style-name="P3">Change the rating from 1 to 5 stars. If pressed when rate is 1 the image becomes unrated.</text:p>
          </table:table-cell>
        </table:table-row>
        <table:table-row>
          <table:table-cell table:style-name="Table1.A2" office:value-type="string">
            <text:p text:style-name="P3">F1-F5</text:p>
          </table:table-cell>
          <table:table-cell table:style-name="Table1.B2" office:value-type="string">
            <text:p text:style-name="P3">Toggle the colorlabel of the image: F1: red, F2: yellow, F3: green, F4: blue, F5: purple.</text:p>
          </table:table-cell>
        </table:table-row>
        <table:table-row>
          <table:table-cell table:style-name="Table1.A2" office:value-type="string">
            <text:p text:style-name="P3">Ctrl-c</text:p>
          </table:table-cell>
          <table:table-cell table:style-name="Table1.B2" office:value-type="string">
            <text:p text:style-name="P3">Copy the history stack of the image in the clipboard.</text:p>
          </table:table-cell>
        </table:table-row>
        <table:table-row>
          <table:table-cell table:style-name="Table1.A2" office:value-type="string">
            <text:p text:style-name="P3">Ctrl-v</text:p>
          </table:table-cell>
          <table:table-cell table:style-name="Table1.B2" office:value-type="string">
            <text:p text:style-name="P3">Paste (apply) the history stack from the clipboard to the image.</text:p>
          </table:table-cell>
        </table:table-row>
        <table:table-row>
          <table:table-cell table:style-name="Table1.A2" office:value-type="string">
            <text:p text:style-name="P3">e</text:p>
          </table:table-cell>
          <table:table-cell table:style-name="Table1.B2" office:value-type="string">
            <text:p text:style-name="P3">Open the image in darkroom for development.</text:p>
          </table:table-cell>
        </table:table-row>
        <table:table-row>
          <table:table-cell table:style-name="Table1.A2" office:value-type="string">
            <text:p text:style-name="P3">z</text:p>
          </table:table-cell>
          <table:table-cell table:style-name="Table1.B2" office:value-type="string">
            <text:p text:style-name="P3">Show the image in full screen mode.</text:p>
          </table:table-cell>
        </table:table-row>
      </table:table>
      <table:table table:name="Table3" table:style-name="Table3">
        <table:table-column table:style-name="Table3.A"/>
        <table:table-column table:style-name="Table3.B"/>
        <table:table-row>
          <table:table-cell table:style-name="Table3.A1" office:value-type="string">
            <text:p text:style-name="P6"><draw:frame draw:style-name="fr22" draw:name="graphics30" text:anchor-type="as-char" svg:y="-1.01mm" svg:width="6.77mm" svg:height="6.77mm" draw:z-index="38"><draw:image xlink:href="Pictures/100002010000008000000080D45F7F9D.png" xlink:type="simple" xlink:show="embed" xlink:actuate="onLoad"/></draw:frame></text:p>
          </table:table-cell>
          <table:table-cell table:style-name="Table3.B1" office:value-type="string">
            <text:p text:style-name="P3">For a complete list of all key shortcuts and accelerators, refer to Appendix A.</text:p>
          </table:table-cell>
        </table:table-row>
      </table:table>
      <text:p text:style-name="P2">An image can be selected clicking the left button on its frame and multiple images can be selected holding <text:span text:style-name="Darktable_20_emphasis"><text:span text:style-name="T3">Ctrl</text:span></text:span> when selecting.</text:p>
      <text:p text:style-name="P2">There are two ways the light table displays thumbnails: file system and zoomable. When in file system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554927299" text:style-name="L1">
        <text:list-item>
          <text:p text:style-name="P5">apply or remove color labeling;</text:p>
        </text:list-item>
        <text:list-item>
          <text:p text:style-name="P5">specify sorting and filtering for the images to show in the light table;</text:p>
        </text:list-item>
        <text:list-item>
          <text:p text:style-name="P5">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3" draw:name="Frame3" text:anchor-type="paragraph" svg:y="-0.25mm" svg:width="134.09mm" draw:z-index="4"><draw:text-box fo:min-height="61.63mm"><text:p text:style-name="Darktable_20_caption"><draw:frame draw:style-name="fr17" draw:name="graphics11" text:anchor-type="paragraph" svg:x="0.04mm" svg:y="0.02mm" svg:width="134.09mm" style:rel-width="100%" svg:height="61.63mm" style:rel-height="scale" draw:z-index="6"><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16" draw:name="graphics12" text:anchor-type="as-char" svg:width="3.42mm" svg:height="3.42mm" draw:z-index="15"><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4" draw:name="Frame4" text:anchor-type="paragraph" svg:x="103.06mm" svg:y="5.34mm" svg:width="66.68mm" draw:z-index="7"><draw:text-box fo:min-height="63.2mm"><text:p text:style-name="Darktable_20_caption"><draw:frame draw:style-name="fr18" draw:name="graphics13" text:anchor-type="paragraph" svg:x="0mm" svg:y="0mm" svg:width="66.68mm" style:rel-width="100%" svg:height="63.2mm" style:rel-height="scale" draw:z-index="8"><draw:image xlink:href="../images/panels.png" xlink:type="simple" xlink:show="embed" xlink:actuate="onLoad"/></draw:frame>Figure <text:sequence text:ref-name="refFigure3"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3">Figure 4</text:sequence-ref> shows the right modules.</text:p>
      <text:p text:style-name="Darktable_20_text">For a detailed description of each panel, see Chapter 2. Goal of this section is instead to familiarize with the basic darktable UI aspects.</text:p>
      <text:p text:style-name="Darktable_20_text"><draw:frame draw:style-name="fr5" draw:name="Frame5" text:anchor-type="paragraph" svg:y="32.49mm" svg:width="66.78mm" draw:z-index="9"><draw:text-box fo:min-height="45.14mm"><text:p text:style-name="Darktable_20_caption"><draw:frame draw:style-name="fr18" draw:name="graphics14" text:anchor-type="paragraph" svg:x="0.04mm" svg:y="0mm" svg:width="66.78mm" style:rel-width="100%" svg:height="45.14mm" style:rel-height="scale" draw:z-index="10"><draw:image xlink:href="Pictures/1000000000000134000000D166BE48E3.png" xlink:type="simple" xlink:show="embed" xlink:actuate="onLoad"/></draw:frame>Figure <text:sequence text:ref-name="refFigure4" text:name="Figure" text:formula="ooow:Figure+1" style:num-format="1">5</text:sequence>: metadata panel</text:p></draw:text-box></draw:frame>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For example, clicking on <text:span text:style-name="Darktable_20_emphasis">metadata editor</text:span>, the module is expanded as illustrated in <text:sequence-ref text:reference-format="category-and-value" text:ref-name="refFigure4">Figure 5</text:sequence-ref>.</text:p>
      <text:p text:style-name="Darktable_20_text">The module title bar has three elements: the module title, an optional menu (accessed through the <draw:frame draw:style-name="fr16" draw:name="graphics15" text:anchor-type="as-char" svg:width="2.38mm" svg:height="2.38mm" draw:z-index="25"><draw:image xlink:href="Pictures/10000201000000090000000966489ED7.png" xlink:type="simple" xlink:show="embed" xlink:actuate="onLoad"/></draw:frame> button) and a reset button (<draw:frame draw:style-name="fr19" draw:name="graphics16" text:anchor-type="as-char" svg:y="-2.59mm" svg:width="3.42mm" svg:height="3.42mm" draw:z-index="26"><draw:image xlink:href="Pictures/100002010000000D0000000DB6C84E1C.png" xlink:type="simple" xlink:show="embed" xlink:actuate="onLoad"/></draw:frame>). When a module is expanded it can accommodate more widgets as appropriate for the functionality provided by the module; the examples given in this sections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5">Figure 6</text:sequence-ref>.</text:p>
      <text:p text:style-name="Darktable_20_text"><draw:frame draw:style-name="fr3" draw:name="Frame6" text:anchor-type="paragraph" svg:y="1.39mm" svg:width="66.78mm" draw:z-index="11"><draw:text-box fo:min-height="44.94mm"><text:p text:style-name="Darktable_20_caption"><draw:frame draw:style-name="fr17" draw:name="graphics17" text:anchor-type="paragraph" svg:x="0.04mm" svg:y="0.02mm" svg:width="66.78mm" style:rel-width="100%" svg:height="44.94mm" style:rel-height="scale" draw:z-index="12"><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RAW images (.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3" draw:name="Frame8" text:anchor-type="paragraph" svg:y="1.52mm" svg:width="170mm" draw:z-index="13"><draw:text-box fo:min-height="106.24mm"><text:p text:style-name="Darktable_20_caption"><draw:frame draw:style-name="fr17" draw:name="graphics20" text:anchor-type="paragraph" svg:x="0.04mm" svg:y="0.02mm" svg:width="170mm" style:rel-width="100%" svg:height="106.24mm" style:rel-height="scale" draw:z-index="14"><draw:image xlink:href="../images/darkroommode.png" xlink:type="simple" xlink:show="embed" xlink:actuate="onLoad"/></draw:frame>Figure <text:sequence text:ref-name="refFigure6" text:name="Figure" text:formula="ooow:Figure+1" style:num-format="1">7</text:sequence>: darkroom main window</text:p></draw:text-box></draw:frame><text:soft-page-break/><text:sequence-ref text:reference-format="category-and-value" text:ref-name="refFigure6">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7"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19" draw:name="graphics19" text:anchor-type="as-char" svg:y="-2.59mm" svg:width="3.42mm" svg:height="3.42mm" draw:z-index="1"><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7">Figure 8</text:sequence-ref> ).</text:p>
      <text:h text:style-name="P9" text:outline-level="3"><draw:frame draw:style-name="fr6" draw:name="Frame11" text:anchor-type="paragraph" svg:y="-0.39mm" svg:width="64.81mm" draw:z-index="18"><draw:text-box fo:min-height="40.75mm"><text:p text:style-name="Darktable_20_caption"><draw:frame draw:style-name="fr17" draw:name="graphics23" text:anchor-type="paragraph" svg:x="0.04mm" svg:y="0.02mm" svg:width="64.81mm" style:rel-width="100%" svg:height="40.75mm" style:rel-height="scale" draw:z-index="19"><draw:image xlink:href="Pictures/10000000000000F50000009ADFE754CD.png" xlink:type="simple" xlink:show="embed" xlink:actuate="onLoad"/></draw:frame>Figure <text:sequence text:ref-name="refFigure7"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Darktable_20_text"><draw:frame draw:style-name="fr7" draw:name="Frame12" text:anchor-type="paragraph" svg:width="170mm" draw:z-index="20"><draw:text-box fo:min-height="122.7mm"><text:p text:style-name="Darktable_20_caption"><draw:frame draw:style-name="fr20" draw:name="graphics24" text:anchor-type="paragraph" svg:width="170mm" svg:height="122.7mm" draw:z-index="31"><draw:image xlink:href="../images/snapshots.png" xlink:type="simple" xlink:show="embed" xlink:actuate="onLoad"/></draw:frame>Figure <text:sequence text:ref-name="refFigure8"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3">Filename</text:p>
          </table:table-cell>
          <table:table-cell table:style-name="Table4.B2" office:value-type="string">
            <text:p text:style-name="P3">Picture file name on the disk</text:p>
          </table:table-cell>
        </table:table-row>
        <table:table-row>
          <table:table-cell table:style-name="Table4.A2" office:value-type="string">
            <text:p text:style-name="P3">Model</text:p>
          </table:table-cell>
          <table:table-cell table:style-name="Table4.B2" office:value-type="string">
            <text:p text:style-name="P3">Camera model</text:p>
          </table:table-cell>
        </table:table-row>
        <table:table-row>
          <table:table-cell table:style-name="Table4.A2" office:value-type="string">
            <text:p text:style-name="P3">Maker</text:p>
          </table:table-cell>
          <table:table-cell table:style-name="Table4.B2" office:value-type="string">
            <text:p text:style-name="P3">Camera manufacturer</text:p>
          </table:table-cell>
        </table:table-row>
        <table:table-row>
          <table:table-cell table:style-name="Table4.A2" office:value-type="string">
            <text:p text:style-name="P3">Aperture</text:p>
          </table:table-cell>
          <table:table-cell table:style-name="Table4.B2" office:value-type="string">
            <text:p text:style-name="P3">Aperture used to take the picture (e.g. F/8.0)</text:p>
          </table:table-cell>
        </table:table-row>
        <table:table-row>
          <table:table-cell table:style-name="Table4.A2" office:value-type="string">
            <text:p text:style-name="P3">Exposure</text:p>
          </table:table-cell>
          <table:table-cell table:style-name="Table4.B2" office:value-type="string">
            <text:p text:style-name="P3">Exposure used to take the picture (e.g. 1/100)</text:p>
          </table:table-cell>
        </table:table-row>
        <table:table-row>
          <table:table-cell table:style-name="Table4.A2" office:value-type="string">
            <text:p text:style-name="P3">F-length</text:p>
          </table:table-cell>
          <table:table-cell table:style-name="Table4.B2" office:value-type="string">
            <text:p text:style-name="P3">Focal length used (e.g. 50)</text:p>
          </table:table-cell>
        </table:table-row>
        <table:table-row>
          <table:table-cell table:style-name="Table4.A2" office:value-type="string">
            <text:p text:style-name="P3">ISO</text:p>
          </table:table-cell>
          <table:table-cell table:style-name="Table4.B2" office:value-type="string">
            <text:p text:style-name="P3">ISO used to take the picture (e.g. 100)</text:p>
          </table:table-cell>
        </table:table-row>
        <table:table-row>
          <table:table-cell table:style-name="Table4.A2" office:value-type="string">
            <text:p text:style-name="P3">Date/time</text:p>
          </table:table-cell>
          <table:table-cell table:style-name="Table4.B2" office:value-type="string">
            <text:p text:style-name="P3">Date and time of when the picture was taken (e.g. 2011:03:17 15:58:16)</text:p>
          </table:table-cell>
        </table:table-row>
        <table:table-row>
          <table:table-cell table:style-name="Table4.A2" office:value-type="string">
            <text:p text:style-name="P3">Lens</text:p>
          </table:table-cell>
          <table:table-cell table:style-name="Table4.B2" office:value-type="string">
            <text:p text:style-name="P3">The lens used (e.g. Canon EF 50mm f/2.5 Macro)</text:p>
          </table:table-cell>
        </table:table-row>
        <table:table-row>
          <table:table-cell table:style-name="Table4.A2" office:value-type="string">
            <text:p text:style-name="P3">Width</text:p>
          </table:table-cell>
          <table:table-cell table:style-name="Table4.B2" office:value-type="string">
            <text:p text:style-name="P3">Picture width (e.g. 3888)</text:p>
          </table:table-cell>
        </table:table-row>
        <table:table-row>
          <table:table-cell table:style-name="Table4.A2" office:value-type="string">
            <text:p text:style-name="P3">Height</text:p>
          </table:table-cell>
          <table:table-cell table:style-name="Table4.B2" office:value-type="string">
            <text:p text:style-name="P3">Picture height (e.g. 2592)</text:p>
          </table:table-cell>
        </table:table-row>
        <table:table-row>
          <table:table-cell table:style-name="Table4.A2" office:value-type="string">
            <text:p text:style-name="P3">Film roll</text:p>
          </table:table-cell>
          <table:table-cell table:style-name="Table4.B2" office:value-type="string">
            <text:p text:style-name="P3">The film roll the picture belongs to (e.g. 20110317)</text:p>
          </table:table-cell>
        </table:table-row>
      </table:table>
      <text:h text:style-name="P9" text:outline-level="3"><draw:frame draw:style-name="fr8" draw:name="Frame10" text:anchor-type="paragraph" svg:y="0.64mm" svg:width="66.15mm" draw:z-index="16"><draw:text-box fo:min-height="35.61mm"><text:p text:style-name="Darktable_20_caption"><draw:frame draw:style-name="fr21" draw:name="graphics22" text:anchor-type="paragraph" svg:y="0.02mm" svg:width="60.85mm" style:rel-width="92%" svg:height="29.1mm" style:rel-height="scale" draw:z-index="17"><draw:image xlink:href="../images/history.png" xlink:type="simple" xlink:show="embed" xlink:actuate="onLoad"/></draw:frame>Figure <text:sequence text:ref-name="refFigure9" text:name="Figure" text:formula="ooow:Figure+1" style:num-format="1">10</text:sequence>: history stack module</text:p></draw:text-box></draw:frame><text:soft-page-break/>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While manipulating the image, we usually do not care too much the order in which we apply the effects. We can also turn on and off multiple times the same effect, making the stack grow but without affecting for real the image. It is therefore possible to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chapter 2.</text:p>
      <text:h text:style-name="P9" text:outline-level="3">Histogram</text:h>
      <text:p text:style-name="P4">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9" text:outline-level="3"><draw:frame draw:style-name="fr9" draw:name="Frame9" text:anchor-type="paragraph" svg:width="154.48mm" draw:z-index="21"><draw:text-box fo:min-height="43.62mm"><text:p text:style-name="Darktable_20_caption"><draw:frame draw:style-name="fr20" draw:name="graphics21" text:anchor-type="paragraph" svg:width="127.53mm" svg:height="38.89mm" draw:z-index="28"><draw:image xlink:href="../images/histogram.png" xlink:type="simple" xlink:show="embed" xlink:actuate="onLoad"/></draw:frame>Figure <text:sequence text:ref-name="refFigure10"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on/off a plugin, just click the <draw:frame draw:style-name="fr16" draw:name="graphics25" text:anchor-type="as-char" svg:width="2.91mm" svg:height="2.91mm" draw:z-index="29"><draw:image xlink:href="Pictures/100002010000000B0000000B8AF0D153.png" xlink:type="simple" xlink:show="embed" xlink:actuate="onLoad"/></draw:frame> icon in the title bar.</text:p>
      <text:p text:style-name="Darktable_20_text"><draw:frame draw:style-name="fr10" draw:name="Frame7" text:anchor-type="paragraph" svg:y="7.8mm" svg:width="66.8mm" draw:z-index="22"><draw:text-box fo:min-height="30.3mm"><text:p text:style-name="Darktable_20_caption"><draw:frame draw:style-name="fr18" draw:name="graphics18" text:anchor-type="paragraph" svg:x="0mm" svg:y="0mm" svg:width="66.8mm" style:rel-width="100%" svg:height="30.3mm" style:rel-height="scale" draw:z-index="23"><draw:image xlink:href="../images/plugingroups.png" xlink:type="simple" xlink:show="embed" xlink:actuate="onLoad"/></draw:frame>Figure <text:sequence text:ref-name="refFigure11" text:name="Figure" text:formula="ooow:Figure+1" style:num-format="1">12</text:sequence>: plugin groups</text:p></draw:text-box></draw:frame>Darktable plugins will be described in details in chapter 3.</text:p>
      <text:h text:style-name="P9" text:outline-level="3"><text:soft-page-break/>More plugins</text:h>
      <text:p text:style-name="Darktable_20_text"><draw:frame draw:style-name="fr11" draw:name="Frame13" text:anchor-type="paragraph" svg:x="51.42mm" svg:y="10.18mm" svg:width="66.13mm" draw:z-index="24"><draw:text-box fo:min-height="51.86mm"><text:p text:style-name="Darktable_20_caption"><draw:frame draw:style-name="fr20" draw:name="graphics26" text:anchor-type="paragraph" svg:width="66.13mm" svg:height="51.86mm" draw:z-index="27"><draw:image xlink:href="../images/moreplugins.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5</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2H9M27S</meta:editing-duration>
    <meta:editing-cycles>96</meta:editing-cycles>
    <meta:generator>LibreOffice/3.3$Linux LibreOffice_project/330m19$Build-301</meta:generator>
    <meta:initial-creator>stefano fornari</meta:initial-creator>
    <dc:date>2011-08-07T10:55:36</dc:date>
    <dc:creator>Stefano Fornari</dc:creator>
    <meta:printed-by>Stefano Fornari</meta:printed-by>
    <meta:print-date>2011-03-28T22:04:12</meta:print-date>
    <meta:document-statistic meta:table-count="4" meta:image-count="26" meta:object-count="0" meta:page-count="9" meta:paragraph-count="127" meta:word-count="2640" meta:character-count="15035"/>
  </office:meta>
</office:document-meta>
</file>